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helvetica" svg:font-family="helvetica, arial, sans-serif"/>
  </office:font-face-decls>
  <office:automatic-styles>
    <style:style style:name="P1" style:family="paragraph" style:parent-style-name="Standard">
      <loext:graphic-properties draw:fill-gradient-name="gradient" draw:fill-hatch-name="hatch"/>
      <style:paragraph-properties fo:margin-top="0cm" fo:margin-bottom="0cm" style:contextual-spacing="false"/>
    </style:style>
    <style:style style:name="P2" style:family="paragraph" style:parent-style-name="Standard">
      <loext:graphic-properties draw:fill-gradient-name="gradient" draw:fill-hatch-name="hatch"/>
      <style:paragraph-properties fo:margin-left="0cm" fo:margin-right="0cm" fo:margin-top="0cm" fo:margin-bottom="0cm" style:contextual-spacing="false" fo:text-align="justify" style:justify-single-word="false" fo:text-indent="1.251cm" style:auto-text-indent="false"/>
      <style:text-properties officeooo:paragraph-rsid="0014f50b"/>
    </style:style>
    <style:style style:name="P3" style:family="paragraph" style:parent-style-name="Text_20_body">
      <loext:graphic-properties draw:fill-gradient-name="gradient" draw:fill-hatch-name="hatch"/>
      <style:paragraph-properties fo:margin-top="0cm" fo:margin-bottom="0cm" style:contextual-spacing="false" fo:text-align="center" style:justify-single-word="false"/>
    </style:style>
    <style:style style:name="P4" style:family="paragraph" style:parent-style-name="Text_20_body">
      <loext:graphic-properties draw:fill-gradient-name="gradient" draw:fill-hatch-name="hatch"/>
      <style:paragraph-properties fo:margin-top="0cm" fo:margin-bottom="0cm" style:contextual-spacing="false" fo:text-align="justify" style:justify-single-word="false"/>
    </style:style>
    <style:style style:name="T1" style:family="text">
      <style:text-properties style:font-name="helvetica"/>
    </style:style>
    <style:style style:name="T2" style:family="text">
      <style:text-properties style:font-name="helvetica" style:text-underline-style="solid" style:text-underline-width="auto" style:text-underline-color="font-color"/>
    </style:style>
    <style:style style:name="T3" style:family="text">
      <style:text-properties style:font-name="helvetica" officeooo:rsid="0013c89c"/>
    </style:style>
    <style:style style:name="T4" style:family="text">
      <style:text-properties style:font-name="helvetica" officeooo:rsid="001458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2">İHTARNAME</text:span></text:span></text:p>
      <text:p text:style-name="P4"><text:span text:style-name="Strong_20_Emphasis"><text:span text:style-name="T2">İhtar Eden Keşideci</text:span></text:span><text:span text:style-name="Strong_20_Emphasis"><text:span text:style-name="T1">: </text:span></text:span><text:span text:style-name="Strong_20_Emphasis"><text:span text:style-name="T4">Ali Umut Balcı</text:span></text:span></text:p>
      <text:p text:style-name="P4"><text:span text:style-name="Strong_20_Emphasis"><text:span text:style-name="T2">Vekili</text:span></text:span><text:span text:style-name="Strong_20_Emphasis"><text:span text:style-name="T1">: </text:span></text:span><text:span text:style-name="Strong_20_Emphasis"><text:span text:style-name="T4">Emrullah Özer</text:span></text:span></text:p>
      <text:p text:style-name="P4"><text:span text:style-name="Strong_20_Emphasis"><text:span text:style-name="T2"/></text:span></text:p>
      <text:p text:style-name="P4"><text:span text:style-name="Strong_20_Emphasis"><text:span text:style-name="T2">Muhatap </text:span></text:span><text:span text:style-name="Strong_20_Emphasis"><text:span text:style-name="T1">: </text:span></text:span><text:span text:style-name="Strong_20_Emphasis"><text:span text:style-name="T4">Ebubekir Kavaklı – Hakan Tolan</text:span></text:span></text:p>
      <text:p text:style-name="P4"><text:span text:style-name="Strong_20_Emphasis"><text:span text:style-name="T2"/></text:span></text:p>
      <text:p text:style-name="P4"><text:span text:style-name="Strong_20_Emphasis"><text:span text:style-name="T2">Konu</text:span></text:span><text:span text:style-name="Strong_20_Emphasis"><text:span text:style-name="T1">: </text:span></text:span><text:span text:style-name="T1">Halihazırda haksız olarak kullandığınız taşınmazın İVEDİLİKLE TAHLİYE EDİLMESİNE yönelik istemden ibarettir.</text:span></text:p>
      <text:p text:style-name="P4"><text:span text:style-name="Strong_20_Emphasis"><text:span text:style-name="T1"/></text:span></text:p>
      <text:p text:style-name="P4"><text:span text:style-name="Strong_20_Emphasis"><text:span text:style-name="T1">AÇIKLAMALAR:</text:span></text:span></text:p>
      <text:p text:style-name="P4"><text:span text:style-name="Strong_20_Emphasis"><text:span text:style-name="T1">Sayın Muhatap,</text:span></text:span></text:p>
      <text:p text:style-name="P4"><text:span text:style-name="Strong_20_Emphasis"><text:span text:style-name="T1">1-) </text:span></text:span><text:span text:style-name="T1">Mülkiyeti müvekkilime ait </text:span><text:span text:style-name="T3">Tokat </text:span><text:span text:style-name="T1">ili, </text:span><text:span text:style-name="T3">Merkez </text:span><text:span text:style-name="T1">ilçesi, </text:span><text:span text:style-name="T3">Yeniyurt</text:span><text:span text:style-name="T1"> Mahallesi, </text:span><text:span text:style-name="T3">1245 </text:span><text:span text:style-name="T1">Ada ve </text:span><text:span text:style-name="T3">2 </text:span><text:span text:style-name="T1"><text:s/>parsel</text:span><text:span text:style-name="T3">deki </text:span><text:span text:style-name="T1">taşınmazı kullanmaktasınız. Bahse konu taşınmazda kullanım hakkınız olduğuna dair veya kullanım hakkınızı ispatlar mahiyette herhangi bir hukuki dayanak bulunmadığından, mezkûr taşınmazda </text:span><text:span text:style-name="Strong_20_Emphasis"><text:span text:style-name="T1">fuzuli işgal</text:span></text:span><text:span text:style-name="T1"> konumundasınız.</text:span></text:p>
      <text:p text:style-name="P4"><text:span text:style-name="Strong_20_Emphasis"><text:span text:style-name="T1">2-) </text:span></text:span><text:span text:style-name="T1">4721 sayılı Türk Medeni Kanunu’nun iyi niyetli olmayan zilyet bakımından sorumluluk durumunu düzenleyen 995. hükmü : </text:span><text:span text:style-name="Strong_20_Emphasis"><text:span text:style-name="Emphasis"><text:span text:style-name="T1">“İyiniyetli olmayan zilyet, geri vermekle yükümlü olduğu şeyi haksız alıkoymuş olması yüzünden hak sahibine verdiği zararlar ve elde ettiği veya elde etmeyi ihmal eylediği ürünler karşılığında tazminat ödemek zorundadır.</text:span></text:span></text:span><text:span text:style-name="T1">” suretinde olup; fuzuli şagil sıfatıyla hak sahibi olmadığı taşınmazı işgal eden kişi hakkında uygulanacak müeyyideyi tayin etmektedir.</text:span></text:p>
      <text:p text:style-name="P4"><text:span text:style-name="Strong_20_Emphasis"><text:span text:style-name="T1">3-) </text:span></text:span><text:span text:style-name="T1">Öte yandan, yine 4721 sayılı Türk Medeni Kanunu’nun 683. Maddesinin ikinci bendi “</text:span><text:span text:style-name="Strong_20_Emphasis"><text:span text:style-name="Emphasis"><text:span text:style-name="T1">Malik, malını haksız olarak elinde bulunduran kimseye karşı istihkak davası açabileceği gibi, her türlü haksız elatmanın önlenmesini de dava edebilir” </text:span></text:span></text:span><text:span text:style-name="T1">suretinde olup; mülkiyet hakkının haksız olarak saldırıya uğraması durumunda izlenecek hukuki yöntemi açıkça göstermektedir.</text:span></text:p>
      <text:p text:style-name="P4"><text:span text:style-name="Strong_20_Emphasis"><text:span text:style-name="T1">4-)</text:span></text:span><text:span text:style-name="T1"> Tüm bu gerçekler ve sair özel düzenlemeler gereği, bilhassa mülkiyeti müvekkilime ait taşınmazı </text:span><text:span text:style-name="Strong_20_Emphasis"><text:span text:style-name="T2">işbu ihtarın tebliğinden itibaren 30 (otuz) gün içerisinde tahliye etmeniz gerektiğini bildirir</text:span></text:span><text:span text:style-name="T1"> aksi halde; işbu ihtarname ile birlikte intifadan men bildirimini sağlamış olmakla, yukarıda açıkça yazılan TMK 995. ve TMK 683/2 hükümlerine müstenit dava açılacağını, taşınmazın müvekkilim adına devir ve tescil tarihi olan 05/07/2018 tarihinden itibaren hiç ödenmemiş olan kira bedellerinin yasal faiziyle birlikte talep edileceğini bildirmekteyim.</text:span></text:p>
      <text:p text:style-name="P4"><text:span text:style-name="Strong_20_Emphasis"><text:span text:style-name="T1">5-)</text:span></text:span><text:span text:style-name="T1"> Yukarıda izah olunan sebeplerle, taşınmazı </text:span><text:span text:style-name="Strong_20_Emphasis"><text:span text:style-name="T2">işbu ihtarnamenin tebliğinden itibaren 30 (otuz) gün içerisinde tahliye etmeniz gerekmektedir</text:span></text:span><text:span text:style-name="T1">. Aksi durumda, </text:span><text:span text:style-name="Strong_20_Emphasis"><text:span text:style-name="T1">taşınmazın tahliyesi ve ödenmemiş kira bedellerinin tahsili için müdahalenin men’i ve ecri misil davaları açılacağı,</text:span></text:span><text:span text:style-name="T1"> ödenmeyen kira bedelleri için işbu ihtarın tarafınıza tebliğ tarihinden itibaren işlemek üzere yasal faiz işletileceği, ileride açılacak davalarda yargılama giderleri ve ücret-i vekâlet ile sair masrafların da tarafınıza yükletileceği ihtar olunur.</text:span></text:p>
      <text:p text:style-name="P4"><text:span text:style-name="Emphasis"><text:span text:style-name="T1">SAYIN NOTER; Üç suretten ibaret olan işbu ihtarnamenin bir suretinin dairenizde saklanmasını, bir suretinin muhataba tebliğini ve muhataba tebliğ şerhini havi bir suretinin de tarafıma verilmesini saygı ile talep ederim.</text:span></text:span></text:p>
      <text:p text:style-name="P4"><text:span text:style-name="Emphasis"/></text:p>
      <text:p text:style-name="P4"><text:soft-page-break/><text:span text:style-name="Emphasis"/></text:p>
      <text:p text:style-name="P4"><text:span text:style-name="Emphasis"/></text:p>
      <text:p text:style-name="P4"><text:span text:style-name="Emphasis"/></text:p>
      <text:p text:style-name="P2"><text:span text:style-name="Emphasis">Başvuru dilekçesinde; başvuru sahibinin adı, soyadı, T.C. kimlik no’sunun, <text:s/>taşınmaza müdahale veya tecavüz edenin kim olduğunun, taşınmazın yeri, konumuyla ilgili bilgilerin, müdahale veya tecavüzün hangi şekilde gerçekleştiğinin, müdahale veya tecavüzün ne zaman başladığı ve bu müdahale veya tecavüzün ne zaman öğrenildiğinin, <text:s/>başvuru sahibi, taşınmaza zilyet olduğuna dair her türlü tapu senedi, kira sözleşmesi, tanık, bilirkişilerin bulunmasının dilekçeyi kabul ederken kontrol edilmesi işlemleri kolaylaştıracaktır.</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helvetica" svg:font-family="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tr" fo:country="TR"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print-date>2023-08-04T14:08:34.485029873</meta:print-date>
    <dc:date>2023-08-05T11:12:24.846815853</dc:date>
    <meta:editing-duration>P1DT9M2S</meta:editing-duration>
    <meta:editing-cycles>1</meta:editing-cycles>
    <meta:document-statistic meta:table-count="0" meta:image-count="0" meta:object-count="0" meta:page-count="2" meta:paragraph-count="14" meta:word-count="409" meta:character-count="3211" meta:non-whitespace-character-count="2812"/>
    <meta:generator>LibreOffice/7.3.7.2$Linux_X86_64 LibreOffice_project/30$Build-2</meta:generator>
  </office:meta>
</office:document-meta>
</file>